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N6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N6_Pan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13M14S</meta:editing-duration>
    <meta:editing-cycles>45</meta:editing-cycles>
    <meta:generator>LibreOffice/5.1.6.2$Linux_X86_64 LibreOffice_project/10m0$Build-2</meta:generator>
    <dc:date>2017-06-28T20:23:19.996390808</dc:date>
    <meta:document-statistic meta:table-count="10" meta:cell-count="1437" meta:object-count="0"/>
  </office:meta>
</office:document-meta>
</file>